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itle">
      <style:text-properties officeooo:rsid="0016a275" officeooo:paragraph-rsid="0016a275"/>
    </style:style>
    <style:style style:name="P2" style:family="paragraph" style:parent-style-name="Heading_20_1">
      <style:text-properties officeooo:rsid="001384dc"/>
    </style:style>
    <style:style style:name="P3" style:family="paragraph" style:parent-style-name="Heading_20_1">
      <style:text-properties officeooo:rsid="001384dc" officeooo:paragraph-rsid="001384dc"/>
    </style:style>
    <style:style style:name="P4" style:family="paragraph" style:parent-style-name="Heading_20_1">
      <style:text-properties officeooo:rsid="0017a478" officeooo:paragraph-rsid="0017a478"/>
    </style:style>
    <style:style style:name="P5" style:family="paragraph" style:parent-style-name="Text_20_body">
      <style:text-properties officeooo:paragraph-rsid="001384dc"/>
    </style:style>
    <style:style style:name="P6" style:family="paragraph" style:parent-style-name="Text_20_body">
      <style:text-properties officeooo:rsid="0017a478" officeooo:paragraph-rsid="0017a478"/>
    </style:style>
    <style:style style:name="P7" style:family="paragraph" style:parent-style-name="Text_20_body">
      <style:text-properties officeooo:rsid="001808e1" officeooo:paragraph-rsid="001808e1"/>
    </style:style>
    <style:style style:name="P8" style:family="paragraph" style:parent-style-name="Subtitle">
      <style:text-properties officeooo:rsid="0016a275" officeooo:paragraph-rsid="0016a275"/>
    </style:style>
    <style:style style:name="P9" style:family="paragraph" style:parent-style-name="Heading_20_2">
      <style:text-properties officeooo:rsid="0017a478" officeooo:paragraph-rsid="0017a478"/>
    </style:style>
    <style:style style:name="P10" style:family="paragraph" style:parent-style-name="Heading_20_2">
      <style:text-properties officeooo:paragraph-rsid="0017a478"/>
    </style:style>
    <style:style style:name="T1" style:family="text">
      <style:text-properties officeooo:rsid="0017a478"/>
    </style:style>
    <style:style style:name="T2" style:family="text">
      <style:text-properties officeooo:rsid="001a0134"/>
    </style:style>
    <style:style style:name="T3" style:family="text">
      <style:text-properties officeooo:rsid="001a6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Inventory Manager in Godot</text:p>
      <text:p text:style-name="P8">by Ktosox</text:p>
      <text:h text:style-name="P4" text:outline-level="1">Abstract</text:h>
      <text:p text:style-name="P7"><text:span text:style-name="T3">G</text:span>ames <text:span text:style-name="T2">consist of parts that create a whole, </text:span></text:p>
      <text:p text:style-name="P6">The purpose of this project is to create a reusable framework <text:span text:style-name="T3">for game inventoires.</text:span></text:p>
      <text:h text:style-name="P10" text:outline-level="2"><text:span text:style-name="T1">Goals</text:span></text:h>
      <text:h text:style-name="P9" text:outline-level="2">Version plan</text:h>
      <text:h text:style-name="P2" text:outline-level="1">ItemManager</text:h>
      <text:p text:style-name="Text_20_body"/>
      <text:h text:style-name="P3" text:outline-level="1">Inventory</text:h>
      <text:h text:style-name="P3" text:outline-level="1">ItemSlot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1:21:27.294919506</meta:creation-date>
    <dc:date>2019-01-27T13:06:05.356815785</dc:date>
    <meta:editing-duration>PT13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6" meta:character-count="220" meta:non-whitespace-character-count="193"/>
  </office:meta>
</office:document-meta>
</file>